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Heading_20_1">
      <style:paragraph-properties fo:text-align="center" style:justify-single-word="false"/>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1">
      <style:text-properties fo:font-size="11pt" fo:font-weight="normal" style:font-size-asian="11pt" style:font-weight-asian="normal" style:font-size-complex="11pt" style:font-weight-complex="normal"/>
    </style:style>
    <style:style style:name="P7" style:family="paragraph" style:parent-style-name="Standard" style:list-style-name="L2">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c Ouverture ticket:</text:h>
      <text:p text:style-name="P2">---------------------------</text:p>
      <text:p text:style-name="P1"/>
      <text:p text:style-name="P1"/>
      <text:h text:style-name="Heading_20_2" text:outline-level="2">Pré-requis :</text:h>
      <text:p text:style-name="P1">- Il faut être connecté pour pouvoir ouvrir un ticket</text:p>
      <text:p text:style-name="P1"/>
      <text:p text:style-name="P1"/>
      <text:p text:style-name="P1"/>
      <text:h text:style-name="Heading_20_2" text:outline-level="2">Happy Path :</text:h>
      <text:p text:style-name="P1">'Utilisateur' = 'Locataire' :</text:p>
      <text:list xml:id="list5490377918060898091" text:style-name="L1">
        <text:list-item>
          <text:p text:style-name="P5">L'utilisateur choisi de créer un ticket</text:p>
        </text:list-item>
        <text:list-item>
          <text:p text:style-name="P5">Sur la fenêtre de création du ticket est automatiquement mis les différentes adresses du locataire.</text:p>
        </text:list-item>
        <text:list-item>
          <text:p text:style-name="P5">Il choisit une catégorie et selon le choix, la liste de sous-catégorie se rafraîchit (s'il choisit la catégorie 'sanitaire', la liste de sous-catégorie recevra automatiquement les choix 'toilette', 'douche', ...)</text:p>
        </text:list-item>
        <text:list-item>
          <text:p text:style-name="P5">L'utilisateur entre un petit commentaire expliquant le souci avec un peu plus de détails.</text:p>
        </text:list-item>
        <text:list-item>
          <text:p text:style-name="P5">Au bouton submit, l'application vérifie que tous les champs demandés soient bien remplis.</text:p>
        </text:list-item>
        <text:list-item>
          <text:p text:style-name="P5">Juste avant de passer à l'enregistrement, l'application communique les champs restants :</text:p>
          <text:list>
            <text:list-item>
              <text:p text:style-name="P5">le canal : à 'web' quand c'est l'utilisateur qui crée lui-même un ticket</text:p>
            </text:list-item>
            <text:list-item>
              <text:p text:style-name="P5">le user : y est mis un user par défaut</text:p>
            </text:list-item>
            <text:list-item>
              <text:p text:style-name="P5">le statut : statut forcément à 'opened' lors de la création</text:p>
            </text:list-item>
          </text:list>
        </text:list-item>
        <text:list-item>
          <text:p text:style-name="P5">Après la création du ticket, l'application enregistre aussi un événement 'opened' dans 'historique-ticket' avec la date de création du ticket</text:p>
        </text:list-item>
        <text:list-item>
          <text:p text:style-name="P5">Enfin, le locataire reçoit un mail de confirmation disant que sa demande a bien été prise en compte.</text:p>
        </text:list-item>
      </text:list>
      <text:p text:style-name="P1"/>
      <text:p text:style-name="P1">'Utilisateur' = 'User' :</text:p>
      <text:list xml:id="list39708892" text:continue-numbering="true" text:style-name="L1">
        <text:list-item>
          <text:p text:style-name="P5">Pour créer un ticket, l'utilisateur doit passer d'abord par la recherche de locataire via la fenêtre 'manage locataire' ou 'admin locataire' dans le code</text:p>
        </text:list-item>
        <text:list-item>
          <text:p text:style-name="P5">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5">Une fois dans les détails, on aperçoit la liste des anciens tickets ouverts par ce locataire sur le bas de la page, et sur la droite l'option 'créer un nouveau ticket'</text:p>
        </text:list-item>
        <text:list-item>
          <text:p text:style-name="P5">Sur la fenêtre de création du ticket est automatiquement mis les différentes adresses du locataire.</text:p>
        </text:list-item>
        <text:list-item>
          <text:p text:style-name="P5">Il choisit une catégorie et selon le choix, la liste de sous-catégorie se rafraîchit (s'il choisit la catégorie 'sanitaire', la liste de sous-catégorie recevra automatiquement les choix 'toilette', 'douche', ...)</text:p>
        </text:list-item>
        <text:list-item>
          <text:p text:style-name="P5">L'utilisateur entre un petit commentaire expliquant le souci avec un peu plus de détails.</text:p>
        </text:list-item>
        <text:list-item>
          <text:p text:style-name="P5">Au bouton submit, l'application vérifie que tous les champs demandés soient bien remplis.</text:p>
        </text:list-item>
        <text:list-item>
          <text:p text:style-name="P5">Juste avant de passer à l'enregistrement, l'application communique les champs restants :</text:p>
          <text:list>
            <text:list-item>
              <text:p text:style-name="P5">le canal : à 'phone' quand le locataire appelle pour créer un ticket</text:p>
            </text:list-item>
            <text:list-item>
              <text:p text:style-name="P5">le user : y est mis l'utilisateur en cours, celui qui crée le ticket</text:p>
            </text:list-item>
            <text:list-item>
              <text:p text:style-name="P5">le statut : statut forcément à 'opened' lors de la création</text:p>
            </text:list-item>
          </text:list>
        </text:list-item>
        <text:list-item>
          <text:p text:style-name="P5">Après la création du ticket, l'application enregistre aussi un événement 'opened' dans 'historique-ticket' avec la date de création du ticket</text:p>
        </text:list-item>
        <text:list-item>
          <text:p text:style-name="P6">Enfin, le locataire reçoit un mail de confirmation disant que sa demande a bien été prise en compte.</text:p>
        </text:list-item>
        <text:list-item>
          <text:p text:style-name="P6">L'utilisateur quand à lui est redirigé vers la page lui permettant de traiter directement le ticket s'il le souhaite.</text:p>
        </text:list-item>
      </text:list>
      <text:p text:style-name="P3"/>
      <text:h text:style-name="Heading_20_2" text:outline-level="2"><text:soft-page-break/>Remarques :</text:h>
      <text:list xml:id="list1612642216679950527" text:style-name="L2">
        <text:list-item>
          <text:p text:style-name="P7">La page create.php est la page qui est appelée pour créer un nouveau ticket. Cette page se trouve dans 'view/ticket'.</text:p>
        </text:list-item>
        <text:list-item>
          <text:p text:style-name="P7">Dans create.php, on demande tous les champs à renseigner par l'utilisateur, en dehors de ceux qui doivent être générés automatiquement (comme le statut, le code_ticket, ...)</text:p>
        </text:list-item>
        <text:list-item>
          <text:p text:style-name="P7">Le champ 'fk_user' prend la valeur de l'id de l'utilisateur si c'est un user qui le crée, sinon prend la valeur par défaut de 1 si c'est le locataire lui-même qui le crée.</text:p>
        </text:list-item>
        <text:list-item>
          <text:p text:style-name="P7">Le champ 'fk_canal' prend une valeur par défaut selon que ce soit le locataire ou un user qui soit connecté (valeur 'phone' si user, ou 'web' si locataire)</text:p>
        </text:list-item>
        <text:list-item>
          <text:p text:style-name="P7">Le champ 'fk_locataire' prend l'id de la personne connecté si c'est un locataire, sinon prend l'id du locataire pour lequel on crée le ticket</text:p>
        </text:list-item>
        <text:list-item>
          <text:p text:style-name="P7">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7">Le champ 'code_ticket' est un champ qui est généré selon le bâtiment introduit. La méthode 'createCodeTicket()' (TicketController) génère un code_ticket avec le code du bâtiment dans la DB ainsi que le compteur qui est incrémenté de 1 à chaque passage dans la méthode.</text:p>
        </text:list-item>
        <text:list-item>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2-12T16:03:21.42</meta:creation-date>
    <dc:date>2014-02-18T19:54:09.15</dc:date>
    <dc:creator>Moi Toi</dc:creator>
    <meta:editing-duration>PT3H6M30S</meta:editing-duration>
    <meta:editing-cycles>28</meta:editing-cycles>
    <meta:generator>OpenOffice/4.0.1$Win32 OpenOffice.org_project/401m5$Build-9714</meta:generator>
    <meta:document-statistic meta:table-count="0" meta:image-count="0" meta:object-count="0" meta:page-count="2" meta:paragraph-count="40" meta:word-count="715" meta:character-count="4219"/>
  </office:meta>
</office:document-meta>
</file>